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9.33mm"/>
    </style:style>
    <style:style style:name="co12" style:family="table-column">
      <style:table-column-properties fo:break-before="auto" style:column-width="43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34.36mm"/>
    </style:style>
    <style:style style:name="co25" style:family="table-column">
      <style:table-column-properties fo:break-before="auto" style:column-width="23.57mm"/>
    </style:style>
    <style:style style:name="co26" style:family="table-column">
      <style:table-column-properties fo:break-before="auto" style:column-width="61.42mm"/>
    </style:style>
    <style:style style:name="co27" style:family="table-column">
      <style:table-column-properties fo:break-before="auto" style:column-width="14.01mm"/>
    </style:style>
    <style:style style:name="co28" style:family="table-column">
      <style:table-column-properties fo:break-before="auto" style:column-width="14.32mm"/>
    </style:style>
    <style:style style:name="co29" style:family="table-column">
      <style:table-column-properties fo:break-before="auto" style:column-width="33.6mm"/>
    </style:style>
    <style:style style:name="co3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86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01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2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4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7"/>
    </style:style>
    <style:style style:name="ce134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13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0"/>
    </style:style>
    <style:style style:name="ce145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51"/>
    </style:style>
    <style:style style:name="ce90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9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9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51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53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56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5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6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0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1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6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0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17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19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62" style:family="table-cell" style:parent-style-name="Default">
      <style:table-cell-properties fo:background-color="transparent" fo:border="none"/>
      <style:map style:condition="is-true-formula([.C66]=&quot;&quot;)" style:apply-style-name="Cellule_20_invalide" style:base-cell-address="Feuille1.C66"/>
    </style:style>
    <style:style style:name="ce167" style:family="table-cell" style:parent-style-name="Default">
      <style:table-cell-properties fo:background-color="transparent" fo:border="none"/>
      <style:map style:condition="is-true-formula([.C67]=&quot;&quot;)" style:apply-style-name="Cellule_20_invalide" style:base-cell-address="Feuille1.C67"/>
    </style:style>
    <style:style style:name="ce169" style:family="table-cell" style:parent-style-name="Default">
      <style:table-cell-properties fo:background-color="transparent" fo:border="none"/>
      <style:map style:condition="is-true-formula([.C68]=&quot;&quot;)" style:apply-style-name="Cellule_20_invalide" style:base-cell-address="Feuille1.C68"/>
    </style:style>
    <style:style style:name="ce122" style:family="table-cell" style:parent-style-name="Default">
      <style:table-cell-properties fo:background-color="transparent" fo:border="none"/>
      <style:map style:condition="is-true-formula([.C69]=&quot;&quot;)" style:apply-style-name="Cellule_20_invalide" style:base-cell-address="Feuille1.C69"/>
    </style:style>
    <style:style style:name="ce124" style:family="table-cell" style:parent-style-name="Default">
      <style:table-cell-properties fo:background-color="transparent" fo:border="none"/>
      <style:map style:condition="is-true-formula([.C70]=&quot;&quot;)" style:apply-style-name="Cellule_20_invalide" style:base-cell-address="Feuille1.C70"/>
    </style:style>
    <style:style style:name="ce128" style:family="table-cell" style:parent-style-name="Default">
      <style:table-cell-properties fo:background-color="transparent" fo:border="none"/>
      <style:map style:condition="is-true-formula([.C71]=&quot;&quot;)" style:apply-style-name="Cellule_20_invalide" style:base-cell-address="Feuille1.C71"/>
    </style:style>
    <style:style style:name="ce140" style:family="table-cell" style:parent-style-name="Default">
      <style:table-cell-properties fo:background-color="transparent" fo:border="none"/>
      <style:map style:condition="is-true-formula([.C72]=&quot;&quot;)" style:apply-style-name="Cellule_20_invalide" style:base-cell-address="Feuille1.C72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4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74]=0)" style:apply-style-name="Cellule_20_grisée" style:base-cell-address="Feuille1.D74"/>
    </style:style>
    <style:style style:name="ce143" style:family="table-cell" style:parent-style-name="Default">
      <style:map style:condition="is-true-formula([.C75]=0)" style:apply-style-name="Cellule_20_grisée" style:base-cell-address="Feuille1.D75"/>
    </style:style>
    <style:style style:name="ce14" style:family="table-cell" style:parent-style-name="Default">
      <style:map style:condition="is-true-formula([.C73]=0)" style:apply-style-name="Cellule_20_grisée" style:base-cell-address="Feuille1.D73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73]=0)" style:apply-style-name="Cellule_20_grisée" style:base-cell-address="Feuille1.E73"/>
    </style:style>
    <style:style style:name="ce165" style:family="table-cell" style:parent-style-name="Default">
      <style:map style:condition="is-true-formula([.C73]=0)" style:apply-style-name="Cellule_20_grisée" style:base-cell-address="Feuille1.E73"/>
    </style:style>
    <style:style style:name="ce17" style:family="table-cell" style:parent-style-name="Default">
      <style:map style:condition="is-true-formula([.C73]=0)" style:apply-style-name="Cellule_20_grisée" style:base-cell-address="Feuille1.E73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22" style:family="table-cell" style:parent-style-name="Default">
      <style:table-cell-properties fo:background-color="transparent" fo:border="none"/>
      <style:map style:condition="is-true-formula([.F42]=&quot;&quot;)" style:apply-style-name="Cellule_20_invalide" style:base-cell-address="Feuille1.F42"/>
    </style:style>
    <style:style style:name="ce243" style:family="table-cell" style:parent-style-name="Default">
      <style:table-cell-properties fo:background-color="transparent" fo:border="none"/>
      <style:map style:condition="is-true-formula([.F43]=&quot;&quot;)" style:apply-style-name="Cellule_20_invalide" style:base-cell-address="Feuille1.F43"/>
    </style:style>
    <style:style style:name="ce210" style:family="table-cell" style:parent-style-name="Default">
      <style:table-cell-properties fo:background-color="transparent" fo:border="none"/>
      <style:map style:condition="is-true-formula([.F54]=&quot;&quot;)" style:apply-style-name="Cellule_20_invalide" style:base-cell-address="Feuille1.F54"/>
    </style:style>
    <style:style style:name="ce215" style:family="table-cell" style:parent-style-name="Default">
      <style:table-cell-properties fo:background-color="transparent" fo:border="none"/>
      <style:map style:condition="is-true-formula([.F55]=&quot;&quot;)" style:apply-style-name="Cellule_20_invalide" style:base-cell-address="Feuille1.F55"/>
    </style:style>
    <style:style style:name="ce233" style:family="table-cell" style:parent-style-name="Default">
      <style:table-cell-properties fo:background-color="transparent" fo:border="none"/>
      <style:map style:condition="is-true-formula([.F60]=&quot;&quot;)" style:apply-style-name="Cellule_20_invalide" style:base-cell-address="Feuille1.F60"/>
    </style:style>
    <style:style style:name="ce241" style:family="table-cell" style:parent-style-name="Default">
      <style:table-cell-properties fo:background-color="transparent" fo:border="none"/>
      <style:map style:condition="is-true-formula([.F61]=&quot;&quot;)" style:apply-style-name="Cellule_20_invalide" style:base-cell-address="Feuille1.F61"/>
    </style:style>
    <style:style style:name="ce242" style:family="table-cell" style:parent-style-name="Default">
      <style:table-cell-properties fo:background-color="transparent" fo:border="none"/>
      <style:map style:condition="is-true-formula([.F62]=&quot;&quot;)" style:apply-style-name="Cellule_20_invalide" style:base-cell-address="Feuille1.F62"/>
    </style:style>
    <style:style style:name="ce199" style:family="table-cell" style:parent-style-name="Default">
      <style:table-cell-properties fo:background-color="#b2b2b2"/>
      <style:map style:condition="is-true-formula([.C73]=0)" style:apply-style-name="Cellule_20_grisée" style:base-cell-address="Feuille1.D73"/>
    </style:style>
    <style:style style:name="ce200" style:family="table-cell" style:parent-style-name="Default">
      <style:map style:condition="is-true-formula([.C73]=0)" style:apply-style-name="Cellule_20_grisée" style:base-cell-address="Feuille1.D73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8]=0)" style:apply-style-name="Cellule_20_grisée" style:base-cell-address="Feuille1.H178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4]=&quot;&quot;)" style:apply-style-name="Cellule_20_invalide" style:base-cell-address="Feuille1.I54"/>
    </style:style>
    <style:style style:name="ce235" style:family="table-cell" style:parent-style-name="Default">
      <style:table-cell-properties fo:background-color="transparent" fo:border="none"/>
      <style:map style:condition="is-true-formula([.I55]=&quot;&quot;)" style:apply-style-name="Cellule_20_invalide" style:base-cell-address="Feuille1.I55"/>
    </style:style>
    <style:style style:name="ce249" style:family="table-cell" style:parent-style-name="Default">
      <style:table-cell-properties fo:background-color="transparent" fo:border="none"/>
      <style:map style:condition="is-true-formula([.I60]=&quot;&quot;)" style:apply-style-name="Cellule_20_invalide" style:base-cell-address="Feuille1.I60"/>
    </style:style>
    <style:style style:name="ce256" style:family="table-cell" style:parent-style-name="Default">
      <style:table-cell-properties fo:background-color="transparent" fo:border="none"/>
      <style:map style:condition="is-true-formula([.I61]=&quot;&quot;)" style:apply-style-name="Cellule_20_invalide" style:base-cell-address="Feuille1.I61"/>
    </style:style>
    <style:style style:name="ce257" style:family="table-cell" style:parent-style-name="Default">
      <style:table-cell-properties fo:background-color="transparent" fo:border="none"/>
      <style:map style:condition="is-true-formula([.I62]=&quot;&quot;)" style:apply-style-name="Cellule_20_invalide" style:base-cell-address="Feuille1.I62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85"/>
    </style:style>
    <style:style style:name="ce118" style:family="table-cell" style:parent-style-name="Default">
      <style:map style:condition="is-true-formula([.J96]=0)" style:apply-style-name="Cellule_20_grisée" style:base-cell-address="Feuille1.K96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4]=&quot;&quot;)" style:apply-style-name="Cellule_20_invalide" style:base-cell-address="Feuille1.L54"/>
    </style:style>
    <style:style style:name="ce245" style:family="table-cell" style:parent-style-name="Default">
      <style:table-cell-properties fo:background-color="transparent" fo:border="none"/>
      <style:map style:condition="is-true-formula([.L55]=&quot;&quot;)" style:apply-style-name="Cellule_20_invalide" style:base-cell-address="Feuille1.L55"/>
    </style:style>
    <style:style style:name="ce258" style:family="table-cell" style:parent-style-name="Default">
      <style:table-cell-properties fo:background-color="transparent" fo:border="none"/>
      <style:map style:condition="is-true-formula([.L60]=&quot;&quot;)" style:apply-style-name="Cellule_20_invalide" style:base-cell-address="Feuille1.L60"/>
    </style:style>
    <style:style style:name="ce329" style:family="table-cell" style:parent-style-name="Default">
      <style:table-cell-properties fo:background-color="transparent" fo:border="none"/>
      <style:map style:condition="is-true-formula([.L61]=&quot;&quot;)" style:apply-style-name="Cellule_20_invalide" style:base-cell-address="Feuille1.L61"/>
    </style:style>
    <style:style style:name="ce340" style:family="table-cell" style:parent-style-name="Default">
      <style:table-cell-properties fo:background-color="transparent" fo:border="none"/>
      <style:map style:condition="is-true-formula([.L62]=&quot;&quot;)" style:apply-style-name="Cellule_20_invalide" style:base-cell-address="Feuille1.L62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85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323" style:family="table-cell" style:parent-style-name="Default">
      <style:table-cell-properties fo:background-color="transparent" fo:border="none"/>
      <style:map style:condition="is-true-formula([.O60]=&quot;&quot;)" style:apply-style-name="Cellule_20_invalide" style:base-cell-address="Feuille1.O60"/>
    </style:style>
    <style:style style:name="ce369" style:family="table-cell" style:parent-style-name="Default">
      <style:table-cell-properties fo:background-color="transparent" fo:border="none"/>
      <style:map style:condition="is-true-formula([.O61]=&quot;&quot;)" style:apply-style-name="Cellule_20_invalide" style:base-cell-address="Feuille1.O61"/>
    </style:style>
    <style:style style:name="ce370" style:family="table-cell" style:parent-style-name="Default">
      <style:table-cell-properties fo:background-color="transparent" fo:border="none"/>
      <style:map style:condition="is-true-formula([.O62]=&quot;&quot;)" style:apply-style-name="Cellule_20_invalide" style:base-cell-address="Feuille1.O62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12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20" style:family="table-cell" style:parent-style-name="Default">
      <style:map style:condition="is-true-formula([.P73]=0)" style:apply-style-name="Cellule_20_grisée" style:base-cell-address="Feuille1.Q73"/>
      <style:map style:condition="is-true-formula(AND([.P73]&lt;&gt;0;#REF!=&quot;&quot;))" style:apply-style-name="Cellule_20_invalide" style:base-cell-address="Feuille1.Q73"/>
    </style:style>
    <style:style style:name="ce11" style:family="table-cell" style:parent-style-name="Default">
      <style:map style:condition="is-true-formula([.P79]=0)" style:apply-style-name="Cellule_20_grisée" style:base-cell-address="Feuille1.Q79"/>
      <style:map style:condition="is-true-formula(AND([.P79]&lt;&gt;0;#REF!=&quot;&quot;))" style:apply-style-name="Cellule_20_invalide" style:base-cell-address="Feuille1.Q79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70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71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72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73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74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75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76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442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510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524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52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2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6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514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515" style:family="table-cell" style:parent-style-name="Default" style:data-style-name="N0">
      <style:map style:condition="cell-content()=&quot;&quot;" style:apply-style-name="Cellule_20_invalide" style:base-cell-address="Feuille1.AB6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91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73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74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75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76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7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8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9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1006" style:family="table-cell" style:parent-style-name="Default" style:data-style-name="N0">
      <style:map style:condition="cell-content()=&quot;&quot;" style:apply-style-name="Cellule_20_invalide" style:base-cell-address="Feuille1.AC42"/>
    </style:style>
    <style:style style:name="ce1054" style:family="table-cell" style:parent-style-name="Default" style:data-style-name="N0">
      <style:map style:condition="cell-content()=&quot;&quot;" style:apply-style-name="Cellule_20_invalide" style:base-cell-address="Feuille1.AC43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1067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106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6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5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5" style:family="table-cell" style:parent-style-name="Default" style:data-style-name="N0">
      <style:map style:condition="cell-content()=&quot;&quot;" style:apply-style-name="Cellule_20_invalide" style:base-cell-address="Feuille1.AC57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52" style:family="table-cell" style:parent-style-name="Default" style:data-style-name="N0">
      <style:map style:condition="cell-content()=&quot;&quot;" style:apply-style-name="Cellule_20_invalide" style:base-cell-address="Feuille1.AC61"/>
    </style:style>
    <style:style style:name="ce1053" style:family="table-cell" style:parent-style-name="Default" style:data-style-name="N0">
      <style:map style:condition="cell-content()=&quot;&quot;" style:apply-style-name="Cellule_20_invalide" style:base-cell-address="Feuille1.AC6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1029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73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74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75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76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7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8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9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117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233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1249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2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9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228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1229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1198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73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74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75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76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7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8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9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4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5" style:family="table-cell" style:parent-style-name="Default" style:data-style-name="N0">
      <style:map style:condition="is-true-formula([.AG74]=0)" style:apply-style-name="Cellule_20_grisée" style:base-cell-address="Feuille1.AH74"/>
      <style:map style:condition="is-true-formula(AND([.AG74]&lt;&gt;0;[.AH74]=&quot;&quot;))" style:apply-style-name="Cellule_20_invalide" style:base-cell-address="Feuille1.AH74"/>
    </style:style>
    <style:style style:name="ce36" style:family="table-cell" style:parent-style-name="Default" style:data-style-name="N0">
      <style:map style:condition="is-true-formula(OR([.AG115]=0;[.AG115]=&quot;wakeUp&quot;))" style:apply-style-name="Cellule_20_grisée" style:base-cell-address="Feuille1.AH115"/>
      <style:map style:condition="is-true-formula(AND([.AG115]&lt;&gt;0;[.AH115]=&quot;&quot;))" style:apply-style-name="Cellule_20_invalide" style:base-cell-address="Feuille1.AH115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27" style:family="table-cell" style:parent-style-name="Default" style:data-style-name="N0"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37" style:family="table-cell" style:parent-style-name="Default" style:data-style-name="N0">
      <style:map style:condition="is-true-formula(OR([.AH115]=0;[.AH115]=&quot;wakeUp&quot;))" style:apply-style-name="Cellule_20_grisée" style:base-cell-address="Feuille1.AI115"/>
      <style:map style:condition="is-true-formula(AND([.AH115]&lt;&gt;0;[.AI115]=&quot;&quot;))" style:apply-style-name="Cellule_20_invalide" style:base-cell-address="Feuille1.AI115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38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507" style:family="table-cell" style:parent-style-name="Default">
      <style:table-cell-properties fo:background-color="#b2b2b2"/>
      <style:map style:condition="is-true-formula([.AF59]=0)" style:apply-style-name="Cellule_20_grisée" style:base-cell-address="Feuille1.AI59"/>
      <style:map style:condition="is-true-formula(AND([.AF59]&lt;&gt;0;[.AI59]=&quot;&quot;))" style:apply-style-name="Cellule_20_invalide" style:base-cell-address="Feuille1.AI59"/>
    </style:style>
    <style:style style:name="ce470" style:family="table-cell" style:parent-style-name="Default">
      <style:table-cell-properties fo:background-color="#b2b2b2"/>
      <style:map style:condition="is-true-formula([.AI65]=0)" style:apply-style-name="Cellule_20_grisée" style:base-cell-address="Feuille1.AM65"/>
      <style:map style:condition="is-true-formula(AND([.AI65]&lt;&gt;0;[.AM65]=&quot;&quot;))" style:apply-style-name="Cellule_20_invalide" style:base-cell-address="Feuille1.AM65"/>
    </style:style>
    <style:style style:name="ce471" style:family="table-cell" style:parent-style-name="Default">
      <style:table-cell-properties fo:background-color="#b2b2b2"/>
      <style:map style:condition="is-true-formula([.AI71]=0)" style:apply-style-name="Cellule_20_grisée" style:base-cell-address="Feuille1.AM71"/>
      <style:map style:condition="is-true-formula(AND([.AI71]&lt;&gt;0;[.AM71]=&quot;&quot;))" style:apply-style-name="Cellule_20_invalide" style:base-cell-address="Feuille1.AM71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476" style:family="table-cell" style:parent-style-name="Default">
      <style:table-cell-properties fo:background-color="#b2b2b2"/>
      <style:map style:condition="is-true-formula([.AK65]=0)" style:apply-style-name="Cellule_20_grisée" style:base-cell-address="Feuille1.AN65"/>
      <style:map style:condition="is-true-formula(AND([.AK65]&lt;&gt;0;[.AN65]=&quot;&quot;))" style:apply-style-name="Cellule_20_invalide" style:base-cell-address="Feuille1.AN65"/>
    </style:style>
    <style:style style:name="ce480" style:family="table-cell" style:parent-style-name="Default">
      <style:table-cell-properties fo:background-color="#b2b2b2"/>
      <style:map style:condition="is-true-formula([.AK71]=0)" style:apply-style-name="Cellule_20_grisée" style:base-cell-address="Feuille1.AN71"/>
      <style:map style:condition="is-true-formula(AND([.AK71]&lt;&gt;0;[.AN71]=&quot;&quot;))" style:apply-style-name="Cellule_20_invalide" style:base-cell-address="Feuille1.AN71"/>
    </style:style>
    <style:style style:name="ce482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  <style:style style:name="ce39" style:family="table-cell" style:parent-style-name="Default" style:data-style-name="N0">
      <style:map style:condition="is-true-formula([.AG59]=0)" style:apply-style-name="Cellule_20_grisée" style:base-cell-address="Feuille1.AJ59"/>
      <style:map style:condition="is-true-formula(AND([.AG59]&lt;&gt;0;[.AJ59]=&quot;&quot;))" style:apply-style-name="Cellule_20_invalide" style:base-cell-address="Feuille1.AJ59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74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74"/>
        <table:content-validation table:name="val6" table:condition="of:cell-content-is-in-list(&quot;greater&quot;;&quot;lesser&quot;;&quot;equal&quot;)" table:allow-empty-cell="true" table:display-list="sort-ascending" table:base-cell-address="Feuille1.Q74"/>
        <table:content-validation table:name="val7" table:condition="of:cell-content-is-in-list([$Feuille1.$A$74:$Feuille1.$A$198])" table:allow-empty-cell="true" table:display-list="unsorted" table:base-cell-address="Feuille1.S74"/>
        <table:content-validation table:name="val8" table:condition="of:cell-content-is-in-list([$Feuille1.$A$87:$Feuille1.$A$198])" table:allow-empty-cell="true" table:display-list="unsorted" table:base-cell-address="Feuille1.S7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24" table:default-cell-style-name="ce9"/>
        <table:table-column table:style-name="co20" table:default-cell-style-name="ce34"/>
        <table:table-column table:style-name="co25" table:default-cell-style-name="ce35"/>
        <table:table-column table:style-name="co17" table:default-cell-style-name="ce27"/>
        <table:table-column table:style-name="co26" table:default-cell-style-name="ce38"/>
        <table:table-column table:style-name="co25" table:default-cell-style-name="ce34"/>
        <table:table-column table:style-name="co27" table:default-cell-style-name="ce35"/>
        <table:table-column table:style-name="co28" table:default-cell-style-name="ce27"/>
        <table:table-column table:style-name="co9" table:default-cell-style-name="ce39"/>
        <table:table-column table:style-name="co29" table:default-cell-style-name="Default"/>
        <table:table-column table:style-name="co30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100" calcext:value-type="float">
            <text:p>100</text:p>
          </table:table-cell>
          <table:table-cell table:style-name="ce86" office:value-type="string" calcext:value-type="string">
            <text:p>R_Alpha2_laserM_tripl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22" office:value-type="string" calcext:value-type="string">
            <text:p>R_Alpha2_laserM_doub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2" table:content-validation-name="val4" office:value-type="float" office:value="0" calcext:value-type="float">
            <text:p>0</text:p>
          </table:table-cell>
          <table:table-cell table:style-name="ce1006" table:content-validation-name="val4" office:value-type="float" office:value="0" calcext:value-type="float">
            <text:p>0</text:p>
          </table:table-cell>
          <table:table-cell table:style-name="ce117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500" calcext:value-type="float">
            <text:p>500</text:p>
          </table:table-cell>
          <table:table-cell table:style-name="ce7" office:value-type="string" calcext:value-type="string">
            <text:p>R_Alph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xit</text:p>
          </table:table-cell>
          <table:table-cell office:value-type="float" office:value="150" calcext:value-type="float">
            <text:p>1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ce243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0" table:content-validation-name="val4" office:value-type="float" office:value="0" calcext:value-type="float">
            <text:p>0</text:p>
          </table:table-cell>
          <table:table-cell table:style-name="ce1054" table:content-validation-name="val4" office:value-type="float" office:value="0" calcext:value-type="float">
            <text:p>0</text:p>
          </table:table-cell>
          <table:table-cell table:style-name="ce123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524" table:content-validation-name="val4" office:value-type="string" calcext:value-type="string">
            <text:p>face_target</text:p>
          </table:table-cell>
          <table:table-cell table:style-name="ce1067" table:content-validation-name="val4" office:value-type="float" office:value="0" calcext:value-type="float">
            <text:p>0</text:p>
          </table:table-cell>
          <table:table-cell table:style-name="ce124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Move</text:p>
          </table:table-cell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525" table:content-validation-name="val4" office:value-type="string" calcext:value-type="string">
            <text:p>reset_facing</text:p>
          </table:table-cell>
          <table:table-cell table:style-name="ce1068" table:content-validation-name="val4" office:value-type="float" office:value="0" calcext:value-type="float">
            <text:p>0</text:p>
          </table:table-cell>
          <table:table-cell table:style-name="ce12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Sigma2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Shoot</text:p>
          </table:table-cell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R_Sigma2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ce526" table:content-validation-name="val4" office:value-type="string" calcext:value-type="string">
            <text:p>face_target</text:p>
          </table:table-cell>
          <table:table-cell table:style-name="ce1069" table:content-validation-name="val4" office:value-type="float" office:value="0" calcext:value-type="float">
            <text:p>0</text:p>
          </table:table-cell>
          <table:table-cell table:style-name="ce12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tsFired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R_Sigma2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00" calcext:value-type="float">
            <text:p>300</text:p>
          </table:table-cell>
          <table:table-cell table:style-name="ce7" office:value-type="string" calcext:value-type="string">
            <text:p>R_Beta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xit</text:p>
          </table:table-cell>
          <table:table-cell office:value-type="float" office:value="50" calcext:value-type="float">
            <text:p>50</text:p>
          </table:table-cell>
          <table:table-cell table:style-name="ce156" office:value-type="string" calcext:value-type="string">
            <text:p>R_Beta2_laserS_machinegu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Beta2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20" calcext:value-type="float">
            <text:p>1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86" table:content-validation-name="val4" office:value-type="float" office:value="0" calcext:value-type="float">
            <text:p>0</text:p>
          </table:table-cell>
          <table:table-cell table:style-name="ce1025" table:content-validation-name="val4" office:value-type="float" office:value="0" calcext:value-type="float">
            <text:p>0</text:p>
          </table:table-cell>
          <table:table-cell table:style-name="ce119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R_Delta1_lase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3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ce258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string" calcext:value-type="string">
            <text:p>1.4</text:p>
          </table:table-cell>
          <table:table-cell table:style-name="ce323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R_Delta1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Delt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Delt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Routine</text:p>
          </table:table-cell>
          <table:table-cell office:value-type="float" office:value="30" calcext:value-type="float">
            <text:p>30</text:p>
          </table:table-cell>
          <table:table-cell table:style-name="ce161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1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6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29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69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4" table:content-validation-name="val4" office:value-type="float" office:value="0" calcext:value-type="float">
            <text:p>0</text:p>
          </table:table-cell>
          <table:table-cell table:style-name="ce1052" table:content-validation-name="val4" office:value-type="float" office:value="0" calcext:value-type="float">
            <text:p>0</text:p>
          </table:table-cell>
          <table:table-cell table:style-name="ce12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R_Del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xit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R_Delta1_lase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2" office:value-type="string" calcext:value-type="string">
            <text:p>R_Delta1_laserM</text:p>
          </table:table-cell>
          <table:table-cell table:style-name="Default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257" office:value-type="string" calcext:value-type="string">
            <text:p>R_Delta1_laserM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0" calcext:value-type="float">
            <text:p>0</text:p>
          </table:table-cell>
          <table:table-cell table:style-name="ce340" office:value-type="string" calcext:value-type="string">
            <text:p>R_Delta1_laserM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0" calcext:value-type="float">
            <text:p>0</text:p>
          </table:table-cell>
          <table:table-cell table:style-name="ce370" office:value-type="string" calcext:value-type="string">
            <text:p>R_Delta1_las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_Delta1_dragonbal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15" table:content-validation-name="val4" office:value-type="float" office:value="0" calcext:value-type="float">
            <text:p>0</text:p>
          </table:table-cell>
          <table:table-cell table:style-name="ce1053" table:content-validation-name="val4" office:value-type="float" office:value="0" calcext:value-type="float">
            <text:p>0</text:p>
          </table:table-cell>
          <table:table-cell table:style-name="ce122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Gamm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xit</text:p>
          </table:table-cell>
          <table:table-cell office:value-type="float" office:value="-50" calcext:value-type="float">
            <text:p>-50</text:p>
          </table:table-cell>
          <table:table-cell table:style-name="ce16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91" table:content-validation-name="val4" office:value-type="string" calcext:value-type="string">
            <text:p>reset_facing</text:p>
          </table:table-cell>
          <table:table-cell table:style-name="ce1029" table:content-validation-name="val4" office:value-type="float" office:value="0" calcext:value-type="float">
            <text:p>0</text:p>
          </table:table-cell>
          <table:table-cell table:style-name="ce119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73:Feuille1.Q78 Feuille1.T74:Feuille1.T78 Feuille1.Q86:Feuille1.Q90 Feuille1.T86:Feuille1.T90 Feuille1.Q92:Feuille1.Q92 Feuille1.T92:Feuille1.T92 Feuille1.Q94:Feuille1.Q95 Feuille1.T94:Feuille1.T95 Feuille1.Q98:Feuille1.Q98 Feuille1.T98:Feuille1.T98 Feuille1.Q100:Feuille1.Q101 Feuille1.T100:Feuille1.T101 Feuille1.Q104:Feuille1.Q104 Feuille1.T104:Feuille1.T104 Feuille1.Q107:Feuille1.Q113 Feuille1.T107:Feuille1.T113 Feuille1.Q115:Feuille1.Q124 Feuille1.T115:Feuille1.T124 Feuille1.Q126:Feuille1.Q179 Feuille1.T126:Feuille1.T179">
            <calcext:condition calcext:apply-style-name="Cellule grisée" calcext:value="formula-is([.P73]=0)" calcext:base-cell-address="Feuille1.Q73"/>
            <calcext:condition calcext:apply-style-name="Cellule invalide" calcext:value="formula-is(AND([.P73]&lt;&gt;0;#REF!=&quot;&quot;))" calcext:base-cell-address="Feuille1.Q73"/>
          </calcext:conditional-format>
          <calcext:conditional-format calcext:target-range-address="Feuille1.U74:Feuille1.U113 Feuille1.U115:Feuille1.U124 Feuille1.U177:Feuille1.U179 Feuille1.AA74:Feuille1.AA113 Feuille1.AE74:Feuille1.AE113 Feuille1.AE115:Feuille1.AE118 Feuille1.AE120:Feuille1.AE124 Feuille1.AE126:Feuille1.AE179 Feuille1.AC69:Feuille1.AC72 Feuille1.AK74:Feuille1.AK113 Feuille1.AG74:Feuille1.AG113 Feuille1.AK115:Feuille1.AK124 Feuille1.AG119:Feuille1.AG124 Feuille1.AG126:Feuille1.AG179 Feuille1.AK126:Feuille1.AK179 Feuille1.AG115:Feuille1.AG117 Feuille1.C78:Feuille1.C85 Feuille1.F79:Feuille1.F85 Feuille1.I79:Feuille1.I84 Feuille1.L79:Feuille1.L84 Feuille1.U126:Feuille1.U169 Feuille1.AA115:Feuille1.AA124 Feuille1.AA126:Feuille1.AA179 Feuille1.AC44:Feuille1.AC47 Feuille1.AC50:Feuille1.AC54 Feuille1.AC63:Feuille1.AC65 Feuille1.AC67:Feuille1.AC67 Feuille1.AC56:Feuille1.AC56 Feuille1.AC58:Feuille1.AC60">
            <calcext:condition calcext:apply-style-name="Cellule invalide" calcext:value="=&quot;&quot;" calcext:base-cell-address="Feuille1.C44"/>
          </calcext:conditional-format>
          <calcext:conditional-format calcext:target-range-address="Feuille1.AH126:Feuille1.AH179 Feuille1.AH74:Feuille1.AH113 Feuille1.AL74:Feuille1.AL113 Feuille1.AL115:Feuille1.AL124 Feuille1.AH116:Feuille1.AH124 Feuille1.AL126:Feuille1.AL179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4:Feuille1.AM113 Feuille1.AI74:Feuille1.AI113 Feuille1.AI116:Feuille1.AI124 Feuille1.AM115:Feuille1.AM124 Feuille1.AI126:Feuille1.AI179 Feuille1.AM126:Feuille1.AM179 Feuille1.AM59:Feuille1.AM59">
            <calcext:condition calcext:apply-style-name="Cellule grisée" calcext:value="formula-is([.AF59]=0)" calcext:base-cell-address="Feuille1.AI59"/>
            <calcext:condition calcext:apply-style-name="Cellule invalide" calcext:value="formula-is(AND([.AF59]&lt;&gt;0;[.AI59]=&quot;&quot;))" calcext:base-cell-address="Feuille1.AI59"/>
          </calcext:conditional-format>
          <calcext:conditional-format calcext:target-range-address="Feuille1.AJ115:Feuille1.AJ124 Feuille1.AJ74:Feuille1.AJ113 Feuille1.AN74:Feuille1.AN113 Feuille1.AN115:Feuille1.AN124 Feuille1.AJ126:Feuille1.AJ179 Feuille1.AN126:Feuille1.AN179 Feuille1.AN59:Feuille1.AN59">
            <calcext:condition calcext:apply-style-name="Cellule grisée" calcext:value="formula-is([.AG59]=0)" calcext:base-cell-address="Feuille1.AJ59"/>
            <calcext:condition calcext:apply-style-name="Cellule invalide" calcext:value="formula-is(AND([.AG59]&lt;&gt;0;[.AJ59]=&quot;&quot;))" calcext:base-cell-address="Feuille1.AJ59"/>
          </calcext:conditional-format>
          <calcext:conditional-format calcext:target-range-address="Feuille1.AH115:Feuille1.AH115">
            <calcext:condition calcext:apply-style-name="Cellule grisée" calcext:value="formula-is(OR([.AG115]=0;[.AG115]=&quot;wakeUp&quot;))" calcext:base-cell-address="Feuille1.AH115"/>
            <calcext:condition calcext:apply-style-name="Cellule invalide" calcext:value="formula-is(AND([.AG115]&lt;&gt;0;[.AH115]=&quot;&quot;))" calcext:base-cell-address="Feuille1.AH115"/>
          </calcext:conditional-format>
          <calcext:conditional-format calcext:target-range-address="Feuille1.AI115:Feuille1.AI115">
            <calcext:condition calcext:apply-style-name="Cellule grisée" calcext:value="formula-is(OR([.AH115]=0;[.AH115]=&quot;wakeUp&quot;))" calcext:base-cell-address="Feuille1.AI115"/>
            <calcext:condition calcext:apply-style-name="Cellule invalide" calcext:value="formula-is(AND([.AH115]&lt;&gt;0;[.AI115]=&quot;&quot;))" calcext:base-cell-address="Feuille1.AI115"/>
          </calcext:conditional-format>
          <calcext:conditional-format calcext:target-range-address="Feuille1.I73:Feuille1.I78 Feuille1.L73:Feuille1.L78 Feuille1.AF74:Feuille1.AF113 Feuille1.C73:Feuille1.C77 Feuille1.F73:Feuille1.F78 Feuille1.R91:Feuille1.R91 Feuille1.R93:Feuille1.R93 Feuille1.R99:Feuille1.R99 Feuille1.O102:Feuille1.O103 Feuille1.R102:Feuille1.R103 Feuille1.C86:Feuille1.C113 Feuille1.F86:Feuille1.F113 Feuille1.I86:Feuille1.I113 Feuille1.L86:Feuille1.L113 Feuille1.F115:Feuille1.F124 Feuille1.I115:Feuille1.I124 Feuille1.L115:Feuille1.L124 Feuille1.AF115:Feuille1.AF124 Feuille1.C115:Feuille1.C124 Feuille1.I126:Feuille1.I179 Feuille1.L126:Feuille1.L179 Feuille1.AF126:Feuille1.AF179 Feuille1.C126:Feuille1.C179 Feuille1.F126:Feuille1.F179 Feuille1.O99:Feuille1.O99 Feuille1.O105:Feuille1.O106 Feuille1.R105:Feuille1.R106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9:Feuille1.Q85 Feuille1.T79:Feuille1.T85 Feuille1.Q91:Feuille1.Q91 Feuille1.Q93:Feuille1.Q93 Feuille1.Q96:Feuille1.Q97 Feuille1.T96:Feuille1.T97">
            <calcext:condition calcext:apply-style-name="Cellule grisée" calcext:value="formula-is([.P79]=0)" calcext:base-cell-address="Feuille1.Q79"/>
            <calcext:condition calcext:apply-style-name="Cellule invalide" calcext:value="formula-is(AND([.P79]&lt;&gt;0;#REF!=&quot;&quot;))" calcext:base-cell-address="Feuille1.Q79"/>
          </calcext:conditional-format>
          <calcext:conditional-format calcext:target-range-address="Feuille1.G73:Feuille1.G77 Feuille1.D76:Feuille1.D113 Feuille1.G78:Feuille1.H83 Feuille1.J73:Feuille1.K83 Feuille1.M73:Feuille1.N83 Feuille1.G84:Feuille1.G95 Feuille1.J84:Feuille1.J85 Feuille1.M84:Feuille1.M85 Feuille1.J91:Feuille1.J91 Feuille1.M91:Feuille1.M91 Feuille1.J93:Feuille1.J93 Feuille1.M93:Feuille1.M93 Feuille1.G96:Feuille1.H97 Feuille1.M94:Feuille1.N98 Feuille1.G98:Feuille1.G106 Feuille1.J99:Feuille1.J99 Feuille1.M99:Feuille1.M99 Feuille1.P99:Feuille1.P99 Feuille1.J102:Feuille1.J103 Feuille1.M102:Feuille1.M103 Feuille1.P102:Feuille1.P103 Feuille1.S102:Feuille1.S103 Feuille1.J105:Feuille1.J106 Feuille1.M105:Feuille1.M106 Feuille1.P105:Feuille1.P106 Feuille1.S105:Feuille1.S106 Feuille1.G108:Feuille1.G110 Feuille1.G111:Feuille1.H113 Feuille1.D115:Feuille1.D124 Feuille1.G124:Feuille1.G124 Feuille1.G132:Feuille1.G166 Feuille1.D126:Feuille1.D179 Feuille1.G175:Feuille1.G175 Feuille1.G177:Feuille1.G179 Feuille1.P73:Feuille1.P83 Feuille1.S74:Feuille1.S83 Feuille1.J86:Feuille1.K90 Feuille1.M86:Feuille1.N90 Feuille1.P86:Feuille1.P90 Feuille1.S86:Feuille1.S90 Feuille1.S91:Feuille1.S91 Feuille1.J92:Feuille1.K92 Feuille1.M92:Feuille1.N92 Feuille1.P92:Feuille1.P92 Feuille1.S92:Feuille1.S92 Feuille1.S93:Feuille1.S93 Feuille1.J94:Feuille1.J98 Feuille1.P94:Feuille1.P98 Feuille1.S94:Feuille1.S98 Feuille1.S99:Feuille1.S99 Feuille1.J100:Feuille1.K101 Feuille1.M100:Feuille1.N101 Feuille1.P100:Feuille1.P101 Feuille1.S100:Feuille1.S101 Feuille1.J104:Feuille1.K104 Feuille1.M104:Feuille1.N104 Feuille1.P104:Feuille1.P104 Feuille1.S104:Feuille1.S104 Feuille1.G107:Feuille1.H107 Feuille1.J107:Feuille1.K113 Feuille1.M107:Feuille1.N113 Feuille1.P107:Feuille1.P113 Feuille1.S107:Feuille1.S113 Feuille1.G115:Feuille1.H123 Feuille1.J115:Feuille1.K124 Feuille1.M115:Feuille1.N124 Feuille1.P115:Feuille1.P124 Feuille1.S115:Feuille1.S124 Feuille1.G126:Feuille1.H131 Feuille1.J126:Feuille1.K179 Feuille1.M126:Feuille1.N179 Feuille1.P126:Feuille1.P179 Feuille1.S126:Feuille1.S179 Feuille1.G167:Feuille1.H174 Feuille1.G176:Feuille1.H176 Feuille1.K94:Feuille1.K95 Feuille1.K97:Feuille1.K98">
            <calcext:condition calcext:apply-style-name="Cellule grisée" calcext:value="formula-is([.C73]=0)" calcext:base-cell-address="Feuille1.D73"/>
          </calcext:conditional-format>
          <calcext:conditional-format calcext:target-range-address="Feuille1.E73:Feuille1.E95 Feuille1.Q99:Feuille1.Q99 Feuille1.E98:Feuille1.E113 Feuille1.H102:Feuille1.H103 Feuille1.K102:Feuille1.K103 Feuille1.E115:Feuille1.E124 Feuille1.H132:Feuille1.H166 Feuille1.E126:Feuille1.E179 Feuille1.H175:Feuille1.H175 Feuille1.H84:Feuille1.H85 Feuille1.K84:Feuille1.K85 Feuille1.N84:Feuille1.N85 Feuille1.P84:Feuille1.P85 Feuille1.S84:Feuille1.S85 Feuille1.T91:Feuille1.T91 Feuille1.T93:Feuille1.T93 Feuille1.H99:Feuille1.H99 Feuille1.K99:Feuille1.K99 Feuille1.N99:Feuille1.N99 Feuille1.T99:Feuille1.T99 Feuille1.N102:Feuille1.N103 Feuille1.Q102:Feuille1.Q103 Feuille1.T102:Feuille1.T103 Feuille1.H105:Feuille1.H106 Feuille1.K105:Feuille1.K106 Feuille1.N105:Feuille1.N106 Feuille1.Q105:Feuille1.Q106 Feuille1.T105:Feuille1.T106 Feuille1.H177:Feuille1.H177">
            <calcext:condition calcext:apply-style-name="Cellule grisée" calcext:value="formula-is([.C73]=0)" calcext:base-cell-address="Feuille1.E73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L85:Feuille1.L85">
            <calcext:condition calcext:apply-style-name="Cellule invalide" calcext:value="=&quot;&quot;" calcext:base-cell-address="Feuille1.L85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96:Feuille1.K96">
            <calcext:condition calcext:apply-style-name="Cellule grisée" calcext:value="formula-is([.J96]=0)" calcext:base-cell-address="Feuille1.K9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71:Feuille1.U171">
            <calcext:condition calcext:apply-style-name="Cellule invalide" calcext:value="=&quot;&quot;" calcext:base-cell-address="Feuille1.U171"/>
          </calcext:conditional-format>
          <calcext:conditional-format calcext:target-range-address="Feuille1.U172:Feuille1.U172">
            <calcext:condition calcext:apply-style-name="Cellule invalide" calcext:value="=&quot;&quot;" calcext:base-cell-address="Feuille1.U172"/>
          </calcext:conditional-format>
          <calcext:conditional-format calcext:target-range-address="Feuille1.U173:Feuille1.U173">
            <calcext:condition calcext:apply-style-name="Cellule invalide" calcext:value="=&quot;&quot;" calcext:base-cell-address="Feuille1.U173"/>
          </calcext:conditional-format>
          <calcext:conditional-format calcext:target-range-address="Feuille1.U174:Feuille1.U174">
            <calcext:condition calcext:apply-style-name="Cellule invalide" calcext:value="=&quot;&quot;" calcext:base-cell-address="Feuille1.U174"/>
          </calcext:conditional-format>
          <calcext:conditional-format calcext:target-range-address="Feuille1.U175:Feuille1.U175">
            <calcext:condition calcext:apply-style-name="Cellule invalide" calcext:value="=&quot;&quot;" calcext:base-cell-address="Feuille1.U175"/>
          </calcext:conditional-format>
          <calcext:conditional-format calcext:target-range-address="Feuille1.U176:Feuille1.U176">
            <calcext:condition calcext:apply-style-name="Cellule invalide" calcext:value="=&quot;&quot;" calcext:base-cell-address="Feuille1.U176"/>
          </calcext:conditional-format>
          <calcext:conditional-format calcext:target-range-address="Feuille1.H178:Feuille1.H179">
            <calcext:condition calcext:apply-style-name="Cellule grisée" calcext:value="formula-is([.G178]=0)" calcext:base-cell-address="Feuille1.H178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70:Feuille1.U170">
            <calcext:condition calcext:apply-style-name="Cellule invalide" calcext:value="=&quot;&quot;" calcext:base-cell-address="Feuille1.U170"/>
          </calcext:conditional-format>
          <calcext:conditional-format calcext:target-range-address="Feuille1.Q74:Feuille1.Q75 Feuille1.T74:Feuille1.T75">
            <calcext:condition calcext:apply-style-name="Cellule grisée" calcext:value="formula-is([.P74]=0)" calcext:base-cell-address="Feuille1.Q74"/>
            <calcext:condition calcext:apply-style-name="Cellule invalide" calcext:value="formula-is(AND([.P74]&lt;&gt;0;#REF!=&quot;&quot;))" calcext:base-cell-address="Feuille1.Q74"/>
          </calcext:conditional-format>
          <calcext:conditional-format calcext:target-range-address="Feuille1.U74:Feuille1.U75 Feuille1.AE74:Feuille1.AE75 Feuille1.AK74:Feuille1.AK75 Feuille1.AG74:Feuille1.AG75 Feuille1.AA74:Feuille1.AA75">
            <calcext:condition calcext:apply-style-name="Cellule invalide" calcext:value="=&quot;&quot;" calcext:base-cell-address="Feuille1.U74"/>
          </calcext:conditional-format>
          <calcext:conditional-format calcext:target-range-address="Feuille1.AH74:Feuille1.AH75 Feuille1.AL74:Feuille1.AL75">
            <calcext:condition calcext:apply-style-name="Cellule grisée" calcext:value="formula-is([.AG74]=0)" calcext:base-cell-address="Feuille1.AH74"/>
            <calcext:condition calcext:apply-style-name="Cellule invalide" calcext:value="formula-is(AND([.AG74]&lt;&gt;0;[.AH74]=&quot;&quot;))" calcext:base-cell-address="Feuille1.AH74"/>
          </calcext:conditional-format>
          <calcext:conditional-format calcext:target-range-address="Feuille1.AM74:Feuille1.AM75 Feuille1.AI74:Feuille1.AI75">
            <calcext:condition calcext:apply-style-name="Cellule grisée" calcext:value="formula-is([.AF74]=0)" calcext:base-cell-address="Feuille1.AI74"/>
            <calcext:condition calcext:apply-style-name="Cellule invalide" calcext:value="formula-is(AND([.AF74]&lt;&gt;0;[.AI74]=&quot;&quot;))" calcext:base-cell-address="Feuille1.AI74"/>
          </calcext:conditional-format>
          <calcext:conditional-format calcext:target-range-address="Feuille1.AJ74:Feuille1.AJ75 Feuille1.AN74:Feuille1.AN75">
            <calcext:condition calcext:apply-style-name="Cellule grisée" calcext:value="formula-is([.AG74]=0)" calcext:base-cell-address="Feuille1.AJ74"/>
            <calcext:condition calcext:apply-style-name="Cellule invalide" calcext:value="formula-is(AND([.AG74]&lt;&gt;0;[.AJ74]=&quot;&quot;))" calcext:base-cell-address="Feuille1.AJ74"/>
          </calcext:conditional-format>
          <calcext:conditional-format calcext:target-range-address="Feuille1.I74:Feuille1.I75 Feuille1.L74:Feuille1.L75 Feuille1.AF74:Feuille1.AF75 Feuille1.C74:Feuille1.C75 Feuille1.F74:Feuille1.F75">
            <calcext:condition calcext:apply-style-name="Cellule invalide" calcext:value="formula-is([.C74]=&quot;&quot;)" calcext:base-cell-address="Feuille1.C74"/>
          </calcext:conditional-format>
          <calcext:conditional-format calcext:target-range-address="Feuille1.D74:Feuille1.D74 Feuille1.G75:Feuille1.G75 Feuille1.J74:Feuille1.K75 Feuille1.M74:Feuille1.N75 Feuille1.G74:Feuille1.H74 Feuille1.P74:Feuille1.P75 Feuille1.S74:Feuille1.S75">
            <calcext:condition calcext:apply-style-name="Cellule grisée" calcext:value="formula-is([.C74]=0)" calcext:base-cell-address="Feuille1.D74"/>
          </calcext:conditional-format>
          <calcext:conditional-format calcext:target-range-address="Feuille1.D75:Feuille1.D75">
            <calcext:condition calcext:apply-style-name="Cellule grisée" calcext:value="formula-is([.C75]=0)" calcext:base-cell-address="Feuille1.D75"/>
          </calcext:conditional-format>
          <calcext:conditional-format calcext:target-range-address="Feuille1.E74:Feuille1.E75">
            <calcext:condition calcext:apply-style-name="Cellule grisée" calcext:value="formula-is([.C74]=0)" calcext:base-cell-address="Feuille1.E74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5:Feuille1.AM65">
            <calcext:condition calcext:apply-style-name="Cellule grisée" calcext:value="formula-is([.AI65]=0)" calcext:base-cell-address="Feuille1.AM65"/>
            <calcext:condition calcext:apply-style-name="Cellule invalide" calcext:value="formula-is(AND([.AI65]&lt;&gt;0;[.AM65]=&quot;&quot;))" calcext:base-cell-address="Feuille1.AM65"/>
          </calcext:conditional-format>
          <calcext:conditional-format calcext:target-range-address="Feuille1.AN65:Feuille1.AN65">
            <calcext:condition calcext:apply-style-name="Cellule grisée" calcext:value="formula-is([.AK65]=0)" calcext:base-cell-address="Feuille1.AN65"/>
            <calcext:condition calcext:apply-style-name="Cellule invalide" calcext:value="formula-is(AND([.AK65]&lt;&gt;0;[.AN65]=&quot;&quot;))" calcext:base-cell-address="Feuille1.AN6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M71:Feuille1.AM71">
            <calcext:condition calcext:apply-style-name="Cellule grisée" calcext:value="formula-is([.AI71]=0)" calcext:base-cell-address="Feuille1.AM71"/>
            <calcext:condition calcext:apply-style-name="Cellule invalide" calcext:value="formula-is(AND([.AI71]&lt;&gt;0;[.AM71]=&quot;&quot;))" calcext:base-cell-address="Feuille1.AM71"/>
          </calcext:conditional-format>
          <calcext:conditional-format calcext:target-range-address="Feuille1.AN71:Feuille1.AN71">
            <calcext:condition calcext:apply-style-name="Cellule grisée" calcext:value="formula-is([.AK71]=0)" calcext:base-cell-address="Feuille1.AN71"/>
            <calcext:condition calcext:apply-style-name="Cellule invalide" calcext:value="formula-is(AND([.AK71]&lt;&gt;0;[.AN71]=&quot;&quot;))" calcext:base-cell-address="Feuille1.AN71"/>
          </calcext:conditional-format>
          <calcext:conditional-format calcext:target-range-address="Feuille1.C69:Feuille1.C69">
            <calcext:condition calcext:apply-style-name="Cellule invalide" calcext:value="formula-is([.C69]=&quot;&quot;)" calcext:base-cell-address="Feuille1.C69"/>
          </calcext:conditional-format>
          <calcext:conditional-format calcext:target-range-address="Feuille1.C70:Feuille1.C70">
            <calcext:condition calcext:apply-style-name="Cellule invalide" calcext:value="formula-is([.C70]=&quot;&quot;)" calcext:base-cell-address="Feuille1.C70"/>
          </calcext:conditional-format>
          <calcext:conditional-format calcext:target-range-address="Feuille1.C71:Feuille1.C71">
            <calcext:condition calcext:apply-style-name="Cellule invalide" calcext:value="formula-is([.C71]=&quot;&quot;)" calcext:base-cell-address="Feuille1.C71"/>
          </calcext:conditional-format>
          <calcext:conditional-format calcext:target-range-address="Feuille1.C72:Feuille1.C72">
            <calcext:condition calcext:apply-style-name="Cellule invalide" calcext:value="formula-is([.C72]=&quot;&quot;)" calcext:base-cell-address="Feuille1.C72"/>
          </calcext:conditional-format>
          <calcext:conditional-format calcext:target-range-address="Feuille1.AB69:Feuille1.AB72 Feuille1.AB2:Feuille1.AB2 Feuille1.AB44:Feuille1.AB45 Feuille1.AB47:Feuille1.AB47 Feuille1.AB50:Feuille1.AB54 Feuille1.AB63:Feuille1.AB65 Feuille1.AB67:Feuille1.AB67 Feuille1.AB56:Feuille1.AB56 Feuille1.AB58:Feuille1.AB60">
            <calcext:condition calcext:apply-style-name="Cellule invalide" calcext:value="=&quot;&quot;" calcext:base-cell-address="Feuille1.AB2"/>
          </calcext:conditional-format>
          <calcext:conditional-format calcext:target-range-address="Feuille1.AD69:Feuille1.AD72 Feuille1.AD44:Feuille1.AD47 Feuille1.AD50:Feuille1.AD54 Feuille1.AD63:Feuille1.AD67 Feuille1.AD56:Feuille1.AD56 Feuille1.AD58:Feuille1.AD60">
            <calcext:condition calcext:apply-style-name="Cellule invalide" calcext:value="=&quot;&quot;" calcext:base-cell-address="Feuille1.AD4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3:Feuille1.AB173">
            <calcext:condition calcext:apply-style-name="Cellule invalide" calcext:value="=&quot;&quot;" calcext:base-cell-address="Feuille1.AB173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4:Feuille1.AB174">
            <calcext:condition calcext:apply-style-name="Cellule invalide" calcext:value="=&quot;&quot;" calcext:base-cell-address="Feuille1.AB174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B175:Feuille1.AB175">
            <calcext:condition calcext:apply-style-name="Cellule invalide" calcext:value="=&quot;&quot;" calcext:base-cell-address="Feuille1.AB17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3:Feuille1.AC173">
            <calcext:condition calcext:apply-style-name="Cellule invalide" calcext:value="=&quot;&quot;" calcext:base-cell-address="Feuille1.AC173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4:Feuille1.AC174">
            <calcext:condition calcext:apply-style-name="Cellule invalide" calcext:value="=&quot;&quot;" calcext:base-cell-address="Feuille1.AC174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C175:Feuille1.AC175">
            <calcext:condition calcext:apply-style-name="Cellule invalide" calcext:value="=&quot;&quot;" calcext:base-cell-address="Feuille1.AC17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3:Feuille1.AD173">
            <calcext:condition calcext:apply-style-name="Cellule invalide" calcext:value="=&quot;&quot;" calcext:base-cell-address="Feuille1.AD173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4:Feuille1.AD174">
            <calcext:condition calcext:apply-style-name="Cellule invalide" calcext:value="=&quot;&quot;" calcext:base-cell-address="Feuille1.AD174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D175:Feuille1.AD175">
            <calcext:condition calcext:apply-style-name="Cellule invalide" calcext:value="=&quot;&quot;" calcext:base-cell-address="Feuille1.AD175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6:Feuille1.AB176">
            <calcext:condition calcext:apply-style-name="Cellule invalide" calcext:value="=&quot;&quot;" calcext:base-cell-address="Feuille1.AB176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7:Feuille1.AB177">
            <calcext:condition calcext:apply-style-name="Cellule invalide" calcext:value="=&quot;&quot;" calcext:base-cell-address="Feuille1.AB177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8:Feuille1.AB178">
            <calcext:condition calcext:apply-style-name="Cellule invalide" calcext:value="=&quot;&quot;" calcext:base-cell-address="Feuille1.AB178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B179:Feuille1.AB179">
            <calcext:condition calcext:apply-style-name="Cellule invalide" calcext:value="=&quot;&quot;" calcext:base-cell-address="Feuille1.AB179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6:Feuille1.AC176">
            <calcext:condition calcext:apply-style-name="Cellule invalide" calcext:value="=&quot;&quot;" calcext:base-cell-address="Feuille1.AC176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7:Feuille1.AC177">
            <calcext:condition calcext:apply-style-name="Cellule invalide" calcext:value="=&quot;&quot;" calcext:base-cell-address="Feuille1.AC177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8:Feuille1.AC178">
            <calcext:condition calcext:apply-style-name="Cellule invalide" calcext:value="=&quot;&quot;" calcext:base-cell-address="Feuille1.AC178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C179:Feuille1.AC179">
            <calcext:condition calcext:apply-style-name="Cellule invalide" calcext:value="=&quot;&quot;" calcext:base-cell-address="Feuille1.AC179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6:Feuille1.AD176">
            <calcext:condition calcext:apply-style-name="Cellule invalide" calcext:value="=&quot;&quot;" calcext:base-cell-address="Feuille1.AD176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7:Feuille1.AD177">
            <calcext:condition calcext:apply-style-name="Cellule invalide" calcext:value="=&quot;&quot;" calcext:base-cell-address="Feuille1.AD177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8:Feuille1.AD178">
            <calcext:condition calcext:apply-style-name="Cellule invalide" calcext:value="=&quot;&quot;" calcext:base-cell-address="Feuille1.AD178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AD179:Feuille1.AD179">
            <calcext:condition calcext:apply-style-name="Cellule invalide" calcext:value="=&quot;&quot;" calcext:base-cell-address="Feuille1.AD179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C47:Feuille1.C47">
            <calcext:condition calcext:apply-style-name="Cellule invalide" calcext:value="formula-is(#REF!=&quot;&quot;)" calcext:base-cell-address="Feuille1.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F54:Feuille1.F54">
            <calcext:condition calcext:apply-style-name="Cellule invalide" calcext:value="formula-is([.F54]=&quot;&quot;)" calcext:base-cell-address="Feuille1.F54"/>
          </calcext:conditional-format>
          <calcext:conditional-format calcext:target-range-address="Feuille1.I54:Feuille1.I54">
            <calcext:condition calcext:apply-style-name="Cellule invalide" calcext:value="formula-is([.I54]=&quot;&quot;)" calcext:base-cell-address="Feuille1.I54"/>
          </calcext:conditional-format>
          <calcext:conditional-format calcext:target-range-address="Feuille1.L54:Feuille1.L54">
            <calcext:condition calcext:apply-style-name="Cellule invalide" calcext:value="formula-is([.L54]=&quot;&quot;)" calcext:base-cell-address="Feuille1.L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F55:Feuille1.F55">
            <calcext:condition calcext:apply-style-name="Cellule invalide" calcext:value="formula-is([.F55]=&quot;&quot;)" calcext:base-cell-address="Feuille1.F55"/>
          </calcext:conditional-format>
          <calcext:conditional-format calcext:target-range-address="Feuille1.I55:Feuille1.I55">
            <calcext:condition calcext:apply-style-name="Cellule invalide" calcext:value="formula-is([.I55]=&quot;&quot;)" calcext:base-cell-address="Feuille1.I55"/>
          </calcext:conditional-format>
          <calcext:conditional-format calcext:target-range-address="Feuille1.L55:Feuille1.L55">
            <calcext:condition calcext:apply-style-name="Cellule invalide" calcext:value="formula-is([.L55]=&quot;&quot;)" calcext:base-cell-address="Feuille1.L55"/>
          </calcext:conditional-format>
          <calcext:conditional-format calcext:target-range-address="Feuille1.C67:Feuille1.C67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C66:Feuille1.C66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C68:Feuille1.C68">
            <calcext:condition calcext:apply-style-name="Cellule invalide" calcext:value="formula-is([.C68]=&quot;&quot;)" calcext:base-cell-address="Feuille1.C68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F42:Feuille1.F42">
            <calcext:condition calcext:apply-style-name="Cellule invalide" calcext:value="formula-is([.F42]=&quot;&quot;)" calcext:base-cell-address="Feuille1.F42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F60:Feuille1.F60">
            <calcext:condition calcext:apply-style-name="Cellule invalide" calcext:value="formula-is([.F60]=&quot;&quot;)" calcext:base-cell-address="Feuille1.F60"/>
          </calcext:conditional-format>
          <calcext:conditional-format calcext:target-range-address="Feuille1.I60:Feuille1.I60">
            <calcext:condition calcext:apply-style-name="Cellule invalide" calcext:value="formula-is([.I60]=&quot;&quot;)" calcext:base-cell-address="Feuille1.I60"/>
          </calcext:conditional-format>
          <calcext:conditional-format calcext:target-range-address="Feuille1.L60:Feuille1.L60">
            <calcext:condition calcext:apply-style-name="Cellule invalide" calcext:value="formula-is([.L60]=&quot;&quot;)" calcext:base-cell-address="Feuille1.L60"/>
          </calcext:conditional-format>
          <calcext:conditional-format calcext:target-range-address="Feuille1.O60:Feuille1.O60">
            <calcext:condition calcext:apply-style-name="Cellule invalide" calcext:value="formula-is([.O60]=&quot;&quot;)" calcext:base-cell-address="Feuille1.O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F61:Feuille1.F61">
            <calcext:condition calcext:apply-style-name="Cellule invalide" calcext:value="formula-is([.F61]=&quot;&quot;)" calcext:base-cell-address="Feuille1.F61"/>
          </calcext:conditional-format>
          <calcext:conditional-format calcext:target-range-address="Feuille1.I61:Feuille1.I61">
            <calcext:condition calcext:apply-style-name="Cellule invalide" calcext:value="formula-is([.I61]=&quot;&quot;)" calcext:base-cell-address="Feuille1.I61"/>
          </calcext:conditional-format>
          <calcext:conditional-format calcext:target-range-address="Feuille1.L61:Feuille1.L61">
            <calcext:condition calcext:apply-style-name="Cellule invalide" calcext:value="formula-is([.L61]=&quot;&quot;)" calcext:base-cell-address="Feuille1.L61"/>
          </calcext:conditional-format>
          <calcext:conditional-format calcext:target-range-address="Feuille1.O61:Feuille1.O61">
            <calcext:condition calcext:apply-style-name="Cellule invalide" calcext:value="formula-is([.O61]=&quot;&quot;)" calcext:base-cell-address="Feuille1.O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F62:Feuille1.F62">
            <calcext:condition calcext:apply-style-name="Cellule invalide" calcext:value="formula-is([.F62]=&quot;&quot;)" calcext:base-cell-address="Feuille1.F62"/>
          </calcext:conditional-format>
          <calcext:conditional-format calcext:target-range-address="Feuille1.I62:Feuille1.I62">
            <calcext:condition calcext:apply-style-name="Cellule invalide" calcext:value="formula-is([.I62]=&quot;&quot;)" calcext:base-cell-address="Feuille1.I62"/>
          </calcext:conditional-format>
          <calcext:conditional-format calcext:target-range-address="Feuille1.L62:Feuille1.L62">
            <calcext:condition calcext:apply-style-name="Cellule invalide" calcext:value="formula-is([.L62]=&quot;&quot;)" calcext:base-cell-address="Feuille1.L62"/>
          </calcext:conditional-format>
          <calcext:conditional-format calcext:target-range-address="Feuille1.O62:Feuille1.O62">
            <calcext:condition calcext:apply-style-name="Cellule invalide" calcext:value="formula-is([.O62]=&quot;&quot;)" calcext:base-cell-address="Feuille1.O6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F43:Feuille1.F43">
            <calcext:condition calcext:apply-style-name="Cellule invalide" calcext:value="formula-is([.F43]=&quot;&quot;)" calcext:base-cell-address="Feuille1.F43"/>
          </calcext:conditional-format>
          <calcext:conditional-format calcext:target-range-address="Feuille1.AC49:Feuille1.AC50">
            <calcext:condition calcext:apply-style-name="Cellule invalide" calcext:value="=&quot;&quot;" calcext:base-cell-address="Feuille1.AC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D49:Feuille1.AD50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C50:Feuille1.C50">
            <calcext:condition calcext:apply-style-name="Cellule invalide" calcext:value="formula-is(#REF!=&quot;&quot;)" calcext:base-cell-address="Feuille1.C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#REF!=&quot;&quot;)" calcext:base-cell-address="Feuille1.C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9:56:57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5T19:57:02.689000000</dc:date>
    <meta:editing-duration>PT17H26M59S</meta:editing-duration>
    <meta:editing-cycles>679</meta:editing-cycles>
    <meta:document-statistic meta:table-count="1" meta:cell-count="4769" meta:object-count="0"/>
  </office:meta>
</office:document-meta>
</file>